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text-align="center"/>
    </style:style>
    <style:style style:name="P5" style:family="paragraph">
      <style:text-properties fo:color="#ff0000" fo:font-size="10pt" fo:font-weight="bold"/>
    </style:style>
    <style:style style:name="P6" style:family="paragraph">
      <style:text-properties fo:color="#000000" fo:font-size="10pt" fo:font-weight="bold"/>
    </style:style>
    <style:style style:name="T1" style:family="text">
      <style:text-properties fo:font-size="12pt" fo:font-weight="bold"/>
    </style:style>
    <style:style style:name="T2" style:family="text">
      <style:text-properties fo:color="#ff0000" fo:font-size="10pt" fo:font-weight="bold"/>
    </style:style>
    <style:style style:name="T3" style:family="text">
      <style:text-properties fo:color="#000000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8.96cm" svg:height="11.8cm" draw:transform="rotate (1.5707963267946) translate (4.3cm 18.2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1" draw:layer="layout" svg:width="6.08cm" svg:height="0.96cm" draw:transform="rotate (1.5707963267946) translate (6.08cm 17.64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6.08cm" svg:height="0.96cm" draw:transform="rotate (1.5707963267946) translate (8.48cm 17.64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1.751cm" svg:height="0.784cm" draw:transform="rotate (1.5707963267946) translate (8.556cm 15.08cm)">
              <draw:text-box>
                <text:p text:style-name="P2"><text:span text:style-name="T1">PCB 2</text:span></text:p>
              </draw:text-box>
            </draw:frame>
            <draw:line draw:style-name="gr4" draw:text-style-name="P4" draw:layer="layout" svg:x1="7.1cm" svg:y1="11.76cm" svg:x2="8.38cm" svg:y2="11.76cm">
              <text:p text:style-name="P2"/>
            </draw:line>
            <draw:frame draw:style-name="gr3" draw:text-style-name="P5" draw:layer="layout" svg:width="0.968cm" svg:height="0.696cm" svg:x="7.212cm" svg:y="11.224cm">
              <draw:text-box>
                <text:p text:style-name="P2"><text:span text:style-name="T2">SP</text:span></text:p>
              </draw:text-box>
            </draw:frame>
            <draw:custom-shape draw:style-name="gr2" draw:text-style-name="P1" draw:layer="layout" svg:width="6.08cm" svg:height="0.96cm" draw:transform="rotate (1.5707963267946) translate (13.28cm 17.64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1.772cm" svg:height="0.784cm" draw:transform="rotate (1.5707963267946) translate (13.356cm 15.08cm)">
              <draw:text-box>
                <text:p text:style-name="P2"><text:span text:style-name="T1">PCB n</text:span></text:p>
              </draw:text-box>
            </draw:frame>
            <draw:custom-shape draw:style-name="gr2" draw:text-style-name="P1" draw:layer="layout" svg:width="6.08cm" svg:height="0.96cm" draw:transform="rotate (1.5707963267946) translate (10.88cm 17.64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1.751cm" svg:height="1.317cm" draw:transform="rotate (1.5707963267946) translate (10.956cm 15.08cm)">
              <draw:text-box>
                <text:p text:style-name="P2"><text:span text:style-name="T1">PCB 3</text:span></text:p>
                <text:p text:style-name="P2"><text:span text:style-name="T1"/></text:p>
              </draw:text-box>
            </draw:frame>
            <draw:frame draw:style-name="gr3" draw:text-style-name="P3" draw:layer="layout" svg:width="1.751cm" svg:height="0.784cm" draw:transform="rotate (1.5707963267946) translate (6.156cm 15.08cm)">
              <draw:text-box>
                <text:p text:style-name="P2"><text:span text:style-name="T1">PCB 1</text:span></text:p>
              </draw:text-box>
            </draw:frame>
            <draw:line draw:style-name="gr4" draw:text-style-name="P4" draw:layer="layout" svg:x1="9.5cm" svg:y1="11.76cm" svg:x2="10.78cm" svg:y2="11.76cm">
              <text:p text:style-name="P2"/>
            </draw:line>
            <draw:line draw:style-name="gr4" draw:text-style-name="P4" draw:layer="layout" svg:x1="11.9cm" svg:y1="11.76cm" svg:x2="13.18cm" svg:y2="11.76cm">
              <text:p text:style-name="P2"/>
            </draw:line>
            <draw:frame draw:style-name="gr3" draw:text-style-name="P5" draw:layer="layout" svg:width="0.968cm" svg:height="0.696cm" svg:x="9.512cm" svg:y="11.224cm">
              <draw:text-box>
                <text:p text:style-name="P2"><text:span text:style-name="T2">SP</text:span></text:p>
              </draw:text-box>
            </draw:frame>
            <draw:frame draw:style-name="gr3" draw:text-style-name="P5" draw:layer="layout" svg:width="0.968cm" svg:height="0.696cm" svg:x="12.012cm" svg:y="11.224cm">
              <draw:text-box>
                <text:p text:style-name="P2"><text:span text:style-name="T2">SP</text:span></text:p>
              </draw:text-box>
            </draw:frame>
            <draw:custom-shape draw:style-name="gr5" draw:text-style-name="P4" draw:layer="layout" svg:width="10.56cm" svg:height="0.96cm" svg:x="4.84cm" svg:y="9.98cm">
              <text:p text:style-name="P2"/>
              <draw:enhanced-geometry svg:viewBox="0 0 21600 21600" draw:text-areas="?f5 ?f1 ?f6 ?f3" draw:type="left-right-arrow" draw:modifiers="1603.4845185115 5378.92271662764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style-name="gr3" draw:text-style-name="P6" draw:layer="layout" svg:width="2.259cm" svg:height="0.696cm" svg:x="8.912cm" svg:y="10.124cm">
              <draw:text-box>
                <text:p text:style-name="P2"><text:span text:style-name="T3">Backplane</text:span></text:p>
              </draw:text-box>
            </draw:frame>
            <draw:custom-shape draw:style-name="gr5" draw:text-style-name="P4" draw:layer="layout" svg:width="0.64cm" svg:height="0.64cm" svg:x="6.24cm" svg:y="10.82cm">
              <text:p text:style-name="P2"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5" draw:text-style-name="P4" draw:layer="layout" svg:width="0.64cm" svg:height="0.64cm" svg:x="8.64cm" svg:y="10.82cm">
              <text:p text:style-name="P2"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5" draw:text-style-name="P4" draw:layer="layout" svg:width="0.64cm" svg:height="0.64cm" svg:x="11.04cm" svg:y="10.82cm">
              <text:p text:style-name="P2"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5" draw:text-style-name="P4" draw:layer="layout" svg:width="0.64cm" svg:height="0.64cm" svg:x="13.44cm" svg:y="10.82cm">
              <text:p text:style-name="P2"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line draw:style-name="gr4" draw:text-style-name="P4" draw:layer="layout" svg:x1="14.3cm" svg:y1="11.76cm" svg:x2="15.58cm" svg:y2="11.76cm">
              <text:p text:style-name="P2"/>
            </draw:line>
            <draw:line draw:style-name="gr4" draw:text-style-name="P4" draw:layer="layout" svg:x1="4.8cm" svg:y1="11.76cm" svg:x2="6.08cm" svg:y2="11.76cm">
              <text:p text:style-name="P2"/>
            </draw:line>
            <draw:frame draw:style-name="gr3" draw:text-style-name="P5" draw:layer="layout" svg:width="0.968cm" svg:height="0.696cm" svg:x="4.812cm" svg:y="11.224cm">
              <draw:text-box>
                <text:p text:style-name="P2"><text:span text:style-name="T2">SP</text:span></text:p>
              </draw:text-box>
            </draw:frame>
            <draw:frame draw:style-name="gr3" draw:text-style-name="P5" draw:layer="layout" svg:width="0.968cm" svg:height="0.696cm" svg:x="14.312cm" svg:y="11.224cm">
              <draw:text-box>
                <text:p text:style-name="P2"><text:span text:style-name="T2">SP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3T12:54:50</dc:date>
    <dc:language>de-DE</dc:language>
    <meta:editing-cycles>21</meta:editing-cycles>
    <meta:editing-duration>PT2H53M1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